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2102FA5A30225D4F951.png" manifest:media-type="image/png"/>
  <manifest:file-entry manifest:full-path="Pictures/10000201000001F400000210E6E77D21BF120D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3008in" svg:y="0in" svg:width="4.2965in" svg:height="4.5366in" draw:z-index="0"><draw:image xlink:href="Pictures/10000201000001F400000210E6E77D21BF120D08.png" xlink:type="simple" xlink:show="embed" xlink:actuate="onLoad"/></draw:frame><draw:frame draw:style-name="fr1" draw:name="Image2" text:anchor-type="paragraph" svg:x="1.3917in" svg:y="4.648in" svg:width="4.2102in" svg:height="4.4465in" draw:z-index="1"><draw:image xlink:href="Pictures/10000201000001F4000002102FA5A30225D4F9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0:21:21.261683496</meta:creation-date>
    <dc:date>2018-06-25T13:41:04.897024433</dc:date>
    <meta:editing-duration>PT3H19M42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